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0000f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Two - Marist Room Reservation Recorder with Active Status</text:p>
      <text:p text:style-name="Standard"/>
      <text:p text:style-name="Standard">Rebecca Murphy</text:p>
      <text:p text:style-name="Standard">Richard Brown </text:p>
      <text:p text:style-name="Standard">Team #9</text:p>
      <text:p text:style-name="Standard"/>
      <text:p text:style-name="P5">Introduction</text:p>
      <text:p text:style-name="Standard"/>
      <text:p text:style-name="Standard">In this project, we expanded Project One to monitor, modify, and maintain active reservation status using a database.</text:p>
      <text:p text:style-name="Standard"/>
      <text:p text:style-name="Standard"/>
      <text:p text:style-name="P5">Database</text:p>
      <text:p text:style-name="Standard"/>
      <text:p text:style-name="Standard">The database used for this project is entitled “housing_selection”. <text:s/>It is composed of two tables:</text:p>
      <text:p text:style-name="Standard"/>
      <text:list xml:id="list6457860023439924805" text:style-name="L1">
        <text:list-item>
          <text:p text:style-name="P1">“residence_areas”</text:p>
        </text:list-item>
        <text:list-item>
          <text:p text:style-name="P1">“reservation”</text:p>
        </text:list-item>
      </text:list>
      <text:p text:style-name="Standard"><text:s/></text:p>
      <text:p text:style-name="Standard">The “residence_areas” table contains a list of each housing unit by name (called “name”). <text:s/>Associated with each housing unit is an ID (“id” - Primary key) and <text:s/>the number of housing slots available (“slots”).</text:p>
      <text:p text:style-name="Standard"/>
      <text:p text:style-name="Standard">The “reservation” table holds the working list of housing slots that have been reserved. <text:s/>Each reservation (I.e.row) contains an ID (“id” - Primary Key) used as the reservation number, the student's name (“name”), student ID (“cwid”), student's gender (“gender”), student's class (“class”), and residence area (“ra”).</text:p>
      <text:p text:style-name="Standard"/>
      <text:p text:style-name="P5">Code – files and Principles Of Operation for each file</text:p>
      <text:p text:style-name="Standard"/>
      <text:p text:style-name="Standard">The code for this Project is composed of five files:</text:p>
      <text:p text:style-name="Standard"/>
      <text:list xml:id="list1799853947300102213" text:style-name="L2">
        <text:list-item>
          <text:p text:style-name="P2">“footer.php”</text:p>
        </text:list-item>
        <text:list-item>
          <text:p text:style-name="P2">“connect.php”</text:p>
        </text:list-item>
        <text:list-item>
          <text:p text:style-name="P2">“page1-rb.php”</text:p>
        </text:list-item>
        <text:list-item>
          <text:p text:style-name="P2">“page2-rb.php”</text:p>
        </text:list-item>
        <text:list-item>
          <text:p text:style-name="P2">“page3-rb.php”</text:p>
        </text:list-item>
      </text:list>
      <text:p text:style-name="Standard"/>
      <text:p text:style-name="Standard"/>
      <text:p text:style-name="P3">footer.php</text:p>
      <text:p text:style-name="Standard"/>
      <text:p text:style-name="Standard">“footer.php” is a simple file which inserts a footer at the bottom of each HTML page in this project.</text:p>
      <text:p text:style-name="Standard"/>
      <text:p text:style-name="Standard"/>
      <text:p text:style-name="P3">connect.php</text:p>
      <text:p text:style-name="Standard"/>
      <text:p text:style-name="Standard">“connect.php” <text:s/>opens the connection to the “housing_selection” database for each HTML page in this project. The user is “root” and no password is set. <text:s/>It will die if a connection cannot be established.</text:p>
      <text:p text:style-name="P3"><text:soft-page-break/>page1-rb.php</text:p>
      <text:p text:style-name="Standard"/>
      <text:p text:style-name="Standard">“page1-rb.php” gathers the input from the user. It requests the student's name, CW ID, gender, class, options (handicap accessible, onsite laundry), Type of housing, Coed or Non-coed, and displays an options list of Residence Areas available. <text:s/>HTML forms are used to collect each of these inputs.</text:p>
      <text:p text:style-name="Standard"/>
      <text:p text:style-name="Standard">Prior to displaying the Residence Options, the code reads in each entry from the “residence_areas” table and checks the number of housing slots available. <text:s/>If the number of slots is zero, the option will be grayed out (disabled) in the Options box.</text:p>
      <text:p text:style-name="Standard"/>
      <text:p text:style-name="Standard">The options are captured and sent to “page2-rb.php” using the POST method.</text:p>
      <text:p text:style-name="Standard"/>
      <text:p text:style-name="Standard"/>
      <text:p text:style-name="Standard"/>
      <text:p text:style-name="P3">page2-rb.php</text:p>
      <text:p text:style-name="Standard"/>
      <text:p text:style-name="Standard">“page2-rb.php” processes the input from the user, comparing the selections to determine whether the choices made are valid.</text:p>
      <text:p text:style-name="Standard"/>
      <text:p text:style-name="Standard">After establishing a connection to the database (via “connect.php”), the code loads in each row from the “residence_areas” table. <text:s/>(Error trapping is employed should this fail.) <text:s/>The connection to the database is then closed.</text:p>
      <text:p text:style-name="Standard"/>
      <text:p text:style-name="Standard">The data from “page1-rb.php” is then read from the $_POST array and copied into variables for use on this page, and data is also copied into the $_SESSION array.</text:p>
      <text:p text:style-name="Standard"/>
      <text:p text:style-name="Standard">The selections made are then tested to determine if the choices made by the user were valid via a number of “if” trees. <text:s/>Invalid combinations will set the “$valid” variable to false, valid combinations will set it to true.</text:p>
      <text:p text:style-name="Standard"/>
      <text:p text:style-name="Standard">The student's information (name, CWID, class, gender) and choices (Coed, laundry, handicap, housing type, and – if given - Residence Hall choice) are displayed.</text:p>
      <text:p text:style-name="Standard"/>
      <text:p text:style-name="Standard">If the options are valid AND a valid Residence Area has been selected, the user has the option of confirming and going forward (“Confirm”) or going back if they wish (“Go back”).</text:p>
      <text:p text:style-name="Standard"/>
      <text:p text:style-name="Standard">If the options are valid BUT no Residence Area has been selected, the code will build a list of valid Residence Area selections based on the student's information and options via the Switch statement and store this list into $options. <text:s/>If $options is empty, the user is informed there are no Residence Areas available based on their input and are directed back to page 1. <text:s/>If $options is not empty, the code will first check the list of valid Residence Areas to see if a slot is available. If no slots are available for any of the Residence Areas in the $options array, the choices will be displayed but are disabled in the selection box. Once a Residence Area has been selected, the user selects “Confirm” and we proceed to page 3.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P3"><text:soft-page-break/>page3-rb.php</text:p>
      <text:p text:style-name="Standard"/>
      <text:p text:style-name="Standard">“page3-rb.php” again opens the connection to the database (“connect.php”). <text:s/>It will then add a new row to the “reservation” table, saving the student's information - student's name (“name”), student ID (“cwid”), student's gender (“gender”), student's class (“class”), and residence area (“ra”). <text:s/>An INSERT INTO the “reservation” table is generated, using the data passed from page 2 via the $SESSION array. <text:s/>An ID (“id”) is automatically generated by MySQL for each row inserted [The field was specified as an AUTO INCREMENT Integer, Not Null, Primary Key, when the “reservation”table was constructed.] <text:s/>This Primary key serves as the student's reservation number. <text:s/>This is extracted from the “reservation” table via the SELECT id from query, again using the $_SESSION data.</text:p>
      <text:p text:style-name="Standard"/>
      <text:p text:style-name="Standard">The code will then decrement the appropriate slot number in the Residence Area chosen by the user via the SELECT * FROM query. The selected <text:s/>Residence Area is passed from “page2-rb.php” to “page3-rb.php” via the $_SESSION array entry for $residence. The connection to the database is then closed.</text:p>
      <text:p text:style-name="Standard"/>
      <text:p text:style-name="Standard">The code then displays the student's reservation number, residence hall preference, name, CWID, gender, class, Coed option, Lanudry option, handicap option, and housing typ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1:43:25.88</meta:creation-date>
    <dc:date>2015-04-14T23:06:22.40</dc:date>
    <meta:editing-duration>PT1H21M37S</meta:editing-duration>
    <meta:editing-cycles>12</meta:editing-cycles>
    <meta:generator>OpenOffice.org/3.4.1$Win32 OpenOffice.org_project/341m1$Build-9593</meta:generator>
    <meta:document-statistic meta:table-count="0" meta:image-count="0" meta:object-count="0" meta:page-count="3" meta:paragraph-count="42" meta:word-count="831" meta:character-count="5103"/>
  </office:meta>
</office:document-meta>
</file>